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sl" fo:country="SI" officeooo:rsid="001cf5a7" officeooo:paragraph-rsid="001f2fe8"/>
    </style:style>
    <style:style style:name="P2" style:family="paragraph" style:parent-style-name="Standard">
      <style:paragraph-properties fo:margin-top="0in" fo:margin-bottom="0in" style:contextual-spacing="false"/>
      <style:text-properties fo:language="sl" fo:country="SI" officeooo:rsid="001cf5a7" officeooo:paragraph-rsid="00487dd4"/>
    </style:style>
    <style:style style:name="P3" style:family="paragraph" style:parent-style-name="Standard">
      <style:text-properties fo:language="sl" fo:country="SI" officeooo:rsid="00261228" officeooo:paragraph-rsid="002bfdb1"/>
    </style:style>
    <style:style style:name="P4" style:family="paragraph" style:parent-style-name="Standard">
      <style:paragraph-properties fo:margin-top="0in" fo:margin-bottom="0in" style:contextual-spacing="false"/>
      <style:text-properties fo:language="sl" fo:country="SI" officeooo:rsid="002bfdb1" officeooo:paragraph-rsid="002ec01b"/>
    </style:style>
    <style:style style:name="P5" style:family="paragraph" style:parent-style-name="Standard">
      <style:paragraph-properties fo:margin-top="0.0398in" fo:margin-bottom="0.0398in" style:contextual-spacing="false"/>
      <style:text-properties fo:language="sl" fo:country="SI" officeooo:rsid="002bfdb1" officeooo:paragraph-rsid="00487dd4"/>
    </style:style>
    <style:style style:name="P6" style:family="paragraph" style:parent-style-name="Standard">
      <style:paragraph-properties fo:margin-top="0in" fo:margin-bottom="0in" style:contextual-spacing="false"/>
      <style:text-properties fo:language="sl" fo:country="SI" officeooo:rsid="002bfdb1" officeooo:paragraph-rsid="00487dd4"/>
    </style:style>
    <style:style style:name="P7" style:family="paragraph" style:parent-style-name="Standard">
      <style:paragraph-properties fo:margin-top="0in" fo:margin-bottom="0in" style:contextual-spacing="false"/>
      <style:text-properties fo:language="sl" fo:country="SI" officeooo:rsid="00364694" officeooo:paragraph-rsid="00420ecc"/>
    </style:style>
    <style:style style:name="P8" style:family="paragraph" style:parent-style-name="Standard">
      <style:paragraph-properties fo:margin-top="0in" fo:margin-bottom="0in" style:contextual-spacing="false"/>
      <style:text-properties fo:language="sl" fo:country="SI" officeooo:rsid="00364694" officeooo:paragraph-rsid="00487dd4"/>
    </style:style>
    <style:style style:name="P9" style:family="paragraph" style:parent-style-name="Standard">
      <style:paragraph-properties fo:margin-top="0in" fo:margin-bottom="0in" style:contextual-spacing="false"/>
      <style:text-properties fo:language="sl" fo:country="SI" officeooo:rsid="0046d9c4" officeooo:paragraph-rsid="0046d9c4"/>
    </style:style>
    <style:style style:name="P10" style:family="paragraph" style:parent-style-name="Standard">
      <style:paragraph-properties fo:margin-top="0in" fo:margin-bottom="0in" style:contextual-spacing="false"/>
      <style:text-properties fo:language="sl" fo:country="SI" officeooo:rsid="004a5407" officeooo:paragraph-rsid="004a5407"/>
    </style:style>
    <style:style style:name="P11" style:family="paragraph" style:parent-style-name="Standard">
      <style:paragraph-properties fo:margin-top="0in" fo:margin-bottom="0in" style:contextual-spacing="false"/>
      <style:text-properties fo:language="sl" fo:country="SI" officeooo:rsid="004bab41" officeooo:paragraph-rsid="004bab41"/>
    </style:style>
    <style:style style:name="P12" style:family="paragraph" style:parent-style-name="Standard">
      <style:paragraph-properties fo:margin-top="0in" fo:margin-bottom="0in" style:contextual-spacing="false"/>
      <style:text-properties fo:language="sl" fo:country="SI" officeooo:rsid="004d4c7a" officeooo:paragraph-rsid="004d4c7a"/>
    </style:style>
    <style:style style:name="P13" style:family="paragraph" style:parent-style-name="Standard">
      <style:paragraph-properties fo:margin-top="0in" fo:margin-bottom="0in" style:contextual-spacing="false"/>
      <style:text-properties fo:language="sl" fo:country="SI" officeooo:rsid="0055d1ea" officeooo:paragraph-rsid="0055d1ea"/>
    </style:style>
    <style:style style:name="P14" style:family="paragraph" style:parent-style-name="Standard">
      <style:paragraph-properties fo:margin-top="0.0398in" fo:margin-bottom="0.0398in" style:contextual-spacing="false"/>
      <style:text-properties fo:language="sl" fo:country="SI" officeooo:rsid="0059173a" officeooo:paragraph-rsid="0059173a"/>
    </style:style>
    <style:style style:name="P15" style:family="paragraph" style:parent-style-name="Standard">
      <style:paragraph-properties fo:margin-top="0.0398in" fo:margin-bottom="0.0398in" style:contextual-spacing="false"/>
      <style:text-properties fo:language="sl" fo:country="SI" officeooo:rsid="005e4fe1" officeooo:paragraph-rsid="005e4fe1"/>
    </style:style>
    <style:style style:name="P16" style:family="paragraph" style:parent-style-name="Standard">
      <style:paragraph-properties fo:margin-top="0.0398in" fo:margin-bottom="0.0398in" style:contextual-spacing="false"/>
      <style:text-properties fo:language="sl" fo:country="SI" officeooo:rsid="006159b0" officeooo:paragraph-rsid="0092c4b7"/>
    </style:style>
    <style:style style:name="P17" style:family="paragraph" style:parent-style-name="Standard">
      <style:paragraph-properties fo:margin-top="0.0398in" fo:margin-bottom="0.0398in" style:contextual-spacing="false"/>
      <style:text-properties fo:language="sl" fo:country="SI" officeooo:rsid="006274bf" officeooo:paragraph-rsid="0064c347"/>
    </style:style>
    <style:style style:name="P18" style:family="paragraph" style:parent-style-name="Standard">
      <style:paragraph-properties fo:margin-top="0.0398in" fo:margin-bottom="0.0398in" style:contextual-spacing="false"/>
      <style:text-properties fo:language="sl" fo:country="SI" officeooo:rsid="0064db3d" officeooo:paragraph-rsid="0064db3d"/>
    </style:style>
    <style:style style:name="P19" style:family="paragraph" style:parent-style-name="Standard">
      <style:paragraph-properties fo:margin-top="0.0398in" fo:margin-bottom="0.0398in" style:contextual-spacing="false"/>
      <style:text-properties fo:language="sl" fo:country="SI" officeooo:rsid="006694bc" officeooo:paragraph-rsid="006694bc"/>
    </style:style>
    <style:style style:name="P20" style:family="paragraph" style:parent-style-name="Standard">
      <style:paragraph-properties fo:margin-top="0.0398in" fo:margin-bottom="0.0398in" style:contextual-spacing="false"/>
      <style:text-properties fo:language="sl" fo:country="SI" officeooo:rsid="006723d3" officeooo:paragraph-rsid="006723d3"/>
    </style:style>
    <style:style style:name="P21" style:family="paragraph" style:parent-style-name="Standard">
      <style:paragraph-properties fo:margin-top="0.0398in" fo:margin-bottom="0.0398in" style:contextual-spacing="false"/>
      <style:text-properties fo:language="sl" fo:country="SI" officeooo:rsid="0067929e" officeooo:paragraph-rsid="0067929e"/>
    </style:style>
    <style:style style:name="P22" style:family="paragraph" style:parent-style-name="Standard">
      <style:paragraph-properties fo:margin-top="0.0398in" fo:margin-bottom="0.0398in" style:contextual-spacing="false"/>
      <style:text-properties fo:language="sl" fo:country="SI" officeooo:rsid="006bfccf" officeooo:paragraph-rsid="006bfccf"/>
    </style:style>
    <style:style style:name="P23" style:family="paragraph" style:parent-style-name="Standard">
      <style:paragraph-properties fo:margin-top="0.0398in" fo:margin-bottom="0.0398in" style:contextual-spacing="false"/>
      <style:text-properties fo:language="sl" fo:country="SI" officeooo:rsid="006bfccf" officeooo:paragraph-rsid="006d4002"/>
    </style:style>
    <style:style style:name="P24" style:family="paragraph" style:parent-style-name="Standard">
      <style:paragraph-properties fo:margin-top="0.0398in" fo:margin-bottom="0.0398in" style:contextual-spacing="false"/>
      <style:text-properties fo:language="sl" fo:country="SI" officeooo:rsid="006f0c91" officeooo:paragraph-rsid="006f0c91"/>
    </style:style>
    <style:style style:name="P25" style:family="paragraph" style:parent-style-name="Standard">
      <style:text-properties fo:language="sl" fo:country="SI" fo:font-weight="bold" officeooo:rsid="001cf5a7" officeooo:paragraph-rsid="001cf5a7" style:font-weight-asian="bold" style:font-weight-complex="bold"/>
    </style:style>
    <style:style style:name="P26" style:family="paragraph" style:parent-style-name="Standard">
      <style:text-properties fo:language="sl" fo:country="SI" fo:font-weight="bold" officeooo:rsid="002bfdb1" officeooo:paragraph-rsid="002bfdb1" style:font-weight-asian="bold" style:font-weight-complex="bold"/>
    </style:style>
    <style:style style:name="P27" style:family="paragraph" style:parent-style-name="Standard">
      <style:paragraph-properties fo:margin-top="0.0398in" fo:margin-bottom="0.0398in" style:contextual-spacing="false"/>
      <style:text-properties fo:language="sl" fo:country="SI" fo:font-weight="bold" officeooo:rsid="00307885" officeooo:paragraph-rsid="00307885" style:font-weight-asian="bold" style:font-weight-complex="bold"/>
    </style:style>
    <style:style style:name="P28" style:family="paragraph" style:parent-style-name="Standard">
      <style:paragraph-properties fo:margin-top="0in" fo:margin-bottom="0in" style:contextual-spacing="false"/>
      <style:text-properties fo:language="sl" fo:country="SI" fo:font-weight="bold" officeooo:rsid="004d4c7a" officeooo:paragraph-rsid="004d4c7a" style:font-weight-asian="bold" style:font-weight-complex="bold"/>
    </style:style>
    <style:style style:name="P29" style:family="paragraph" style:parent-style-name="Standard">
      <style:paragraph-properties fo:margin-top="0in" fo:margin-bottom="0in" style:contextual-spacing="false"/>
      <style:text-properties fo:language="sl" fo:country="SI" fo:font-weight="bold" officeooo:rsid="00576de4" officeooo:paragraph-rsid="00576de4" style:font-weight-asian="bold" style:font-weight-complex="bold"/>
    </style:style>
    <style:style style:name="P30" style:family="paragraph" style:parent-style-name="Standard">
      <style:paragraph-properties fo:margin-top="0in" fo:margin-bottom="0in" style:contextual-spacing="false"/>
      <style:text-properties fo:language="sl" fo:country="SI" fo:font-weight="bold" officeooo:rsid="005e4fe1" officeooo:paragraph-rsid="005e4fe1" style:font-weight-asian="bold" style:font-weight-complex="bold"/>
    </style:style>
    <style:style style:name="P31" style:family="paragraph" style:parent-style-name="Standard">
      <style:paragraph-properties fo:margin-top="0in" fo:margin-bottom="0in" style:contextual-spacing="false"/>
      <style:text-properties fo:language="sl" fo:country="SI" fo:font-weight="bold" officeooo:rsid="0060013c" officeooo:paragraph-rsid="0060013c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/>
      <style:text-properties fo:language="sl" fo:country="SI" fo:font-weight="bold" officeooo:rsid="006723d3" officeooo:paragraph-rsid="006723d3" style:font-weight-asian="bold" style:font-weight-complex="bold"/>
    </style:style>
    <style:style style:name="P33" style:family="paragraph" style:parent-style-name="Standard">
      <style:paragraph-properties fo:margin-top="0in" fo:margin-bottom="0in" style:contextual-spacing="false"/>
      <style:text-properties fo:language="sl" fo:country="SI" fo:font-weight="bold" officeooo:rsid="006a1fdc" officeooo:paragraph-rsid="006a1fdc" style:font-weight-asian="bold" style:font-weight-complex="bold"/>
    </style:style>
    <style:style style:name="P34" style:family="paragraph" style:parent-style-name="Standard">
      <style:paragraph-properties fo:margin-top="0.0398in" fo:margin-bottom="0.0398in" style:contextual-spacing="false"/>
      <style:text-properties fo:language="sl" fo:country="SI" officeooo:rsid="0087dee6" officeooo:paragraph-rsid="0087dee6"/>
    </style:style>
    <style:style style:name="P35" style:family="paragraph" style:parent-style-name="Standard">
      <style:text-properties fo:language="sl" fo:country="SI" fo:font-weight="bold" officeooo:rsid="00206016" officeooo:paragraph-rsid="00206016" style:font-weight-asian="bold" style:font-weight-complex="bold"/>
    </style:style>
    <style:style style:name="P36" style:family="paragraph" style:parent-style-name="Standard">
      <style:paragraph-properties fo:margin-top="0.0398in" fo:margin-bottom="0.0398in" style:contextual-spacing="false"/>
      <style:text-properties fo:language="sl" fo:country="SI" officeooo:rsid="006694bc" officeooo:paragraph-rsid="006694bc"/>
    </style:style>
    <style:style style:name="P37" style:family="paragraph" style:parent-style-name="Standard">
      <style:paragraph-properties fo:margin-top="0in" fo:margin-bottom="0in" style:contextual-spacing="false"/>
      <style:text-properties fo:language="sl" fo:country="SI" officeooo:rsid="006694bc" officeooo:paragraph-rsid="006694bc"/>
    </style:style>
    <style:style style:name="P38" style:family="paragraph" style:parent-style-name="Standard">
      <style:paragraph-properties fo:margin-top="0in" fo:margin-bottom="0in" style:contextual-spacing="false"/>
      <style:text-properties fo:language="sl" fo:country="SI" officeooo:rsid="006723d3" officeooo:paragraph-rsid="006723d3"/>
    </style:style>
    <style:style style:name="P39" style:family="paragraph" style:parent-style-name="Standard">
      <style:paragraph-properties fo:margin-top="0in" fo:margin-bottom="0in" style:contextual-spacing="false"/>
      <style:text-properties fo:language="sl" fo:country="SI" officeooo:rsid="004bab41" officeooo:paragraph-rsid="004bab41"/>
    </style:style>
    <style:style style:name="P40" style:family="paragraph" style:parent-style-name="Standard">
      <style:paragraph-properties fo:margin-top="0in" fo:margin-bottom="0in" style:contextual-spacing="false"/>
      <style:text-properties fo:language="sl" fo:country="SI" officeooo:rsid="00571f69" officeooo:paragraph-rsid="00571f69"/>
    </style:style>
    <style:style style:name="P41" style:family="paragraph" style:parent-style-name="Standard">
      <style:paragraph-properties fo:margin-top="0in" fo:margin-bottom="0in" style:contextual-spacing="false"/>
      <style:text-properties fo:language="sl" fo:country="SI" officeooo:rsid="005d9622" officeooo:paragraph-rsid="005d9622"/>
    </style:style>
    <style:style style:name="P42" style:family="paragraph" style:parent-style-name="Standard">
      <style:paragraph-properties fo:margin-top="0in" fo:margin-bottom="0in" style:contextual-spacing="false"/>
      <style:text-properties fo:language="sl" fo:country="SI" officeooo:rsid="0055d1ea" officeooo:paragraph-rsid="0055d1ea"/>
    </style:style>
    <style:style style:name="P43" style:family="paragraph" style:parent-style-name="Standard">
      <style:paragraph-properties fo:margin-top="0in" fo:margin-bottom="0in" style:contextual-spacing="false"/>
      <style:text-properties fo:language="sl" fo:country="SI" officeooo:rsid="0069524a" officeooo:paragraph-rsid="0069524a"/>
    </style:style>
    <style:style style:name="P44" style:family="paragraph" style:parent-style-name="Standard">
      <style:paragraph-properties fo:margin-top="0in" fo:margin-bottom="0in" style:contextual-spacing="false"/>
      <style:text-properties fo:language="sl" fo:country="SI" officeooo:rsid="0059173a" officeooo:paragraph-rsid="0059173a"/>
    </style:style>
    <style:style style:name="P45" style:family="paragraph" style:parent-style-name="Standard">
      <style:paragraph-properties fo:margin-top="0in" fo:margin-bottom="0in" style:contextual-spacing="false"/>
      <style:text-properties fo:language="sl" fo:country="SI" officeooo:rsid="0087dee6" officeooo:paragraph-rsid="0087dee6"/>
    </style:style>
    <style:style style:name="P46" style:family="paragraph" style:parent-style-name="Standard">
      <style:paragraph-properties fo:margin-top="0in" fo:margin-bottom="0in" style:contextual-spacing="false"/>
      <style:text-properties fo:language="sl" fo:country="SI" officeooo:rsid="006f0c91" officeooo:paragraph-rsid="006f0c91"/>
    </style:style>
    <style:style style:name="T1" style:family="text">
      <style:text-properties officeooo:rsid="001d5284"/>
    </style:style>
    <style:style style:name="T2" style:family="text">
      <style:text-properties officeooo:rsid="001f2fe8"/>
    </style:style>
    <style:style style:name="T3" style:family="text">
      <style:text-properties officeooo:rsid="0021c8e3"/>
    </style:style>
    <style:style style:name="T4" style:family="text">
      <style:text-properties officeooo:rsid="0024cc84"/>
    </style:style>
    <style:style style:name="T5" style:family="text">
      <style:text-properties officeooo:rsid="00261228"/>
    </style:style>
    <style:style style:name="T6" style:family="text">
      <style:text-properties officeooo:rsid="0028fe3a"/>
    </style:style>
    <style:style style:name="T7" style:family="text">
      <style:text-properties officeooo:rsid="0029946c"/>
    </style:style>
    <style:style style:name="T8" style:family="text">
      <style:text-properties officeooo:rsid="002bfdb1"/>
    </style:style>
    <style:style style:name="T9" style:family="text">
      <style:text-properties officeooo:rsid="0034501a"/>
    </style:style>
    <style:style style:name="T10" style:family="text">
      <style:text-properties officeooo:rsid="0037c325"/>
    </style:style>
    <style:style style:name="T11" style:family="text">
      <style:text-properties officeooo:rsid="0038be58"/>
    </style:style>
    <style:style style:name="T12" style:family="text">
      <style:text-properties officeooo:rsid="003ae38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eadfb"/>
    </style:style>
    <style:style style:name="T15" style:family="text">
      <style:text-properties officeooo:rsid="004031d3"/>
    </style:style>
    <style:style style:name="T16" style:family="text">
      <style:text-properties officeooo:rsid="0045113c"/>
    </style:style>
    <style:style style:name="T17" style:family="text">
      <style:text-properties officeooo:rsid="004f01c1"/>
    </style:style>
    <style:style style:name="T18" style:family="text">
      <style:text-properties officeooo:rsid="00525fdd"/>
    </style:style>
    <style:style style:name="T19" style:family="text">
      <style:text-properties officeooo:rsid="0053faf4"/>
    </style:style>
    <style:style style:name="T20" style:family="text">
      <style:text-properties officeooo:rsid="005b0c7c"/>
    </style:style>
    <style:style style:name="T21" style:family="text">
      <style:text-properties officeooo:rsid="005c2241"/>
    </style:style>
    <style:style style:name="T22" style:family="text">
      <style:text-properties officeooo:rsid="005cbc70"/>
    </style:style>
    <style:style style:name="T23" style:family="text">
      <style:text-properties officeooo:rsid="00638a49"/>
    </style:style>
    <style:style style:name="T24" style:family="text">
      <style:text-properties officeooo:rsid="006694bc"/>
    </style:style>
    <style:style style:name="T25" style:family="text">
      <style:text-properties officeooo:rsid="006a1fdc"/>
    </style:style>
    <style:style style:name="T26" style:family="text">
      <style:text-properties officeooo:rsid="006d4002"/>
    </style:style>
    <style:style style:name="T27" style:family="text">
      <style:text-properties officeooo:rsid="0071d1c5"/>
    </style:style>
    <style:style style:name="T28" style:family="text">
      <style:text-properties officeooo:rsid="007493ae"/>
    </style:style>
    <style:style style:name="T29" style:family="text">
      <style:text-properties officeooo:rsid="007a7592"/>
    </style:style>
    <style:style style:name="T30" style:family="text">
      <style:text-properties officeooo:rsid="007bafae"/>
    </style:style>
    <style:style style:name="T31" style:family="text">
      <style:text-properties officeooo:rsid="007cca94"/>
    </style:style>
    <style:style style:name="T32" style:family="text">
      <style:text-properties officeooo:rsid="00811c15"/>
    </style:style>
    <style:style style:name="T33" style:family="text">
      <style:text-properties officeooo:rsid="0082b0ba"/>
    </style:style>
    <style:style style:name="T34" style:family="text">
      <style:text-properties officeooo:rsid="00831483"/>
    </style:style>
    <style:style style:name="T35" style:family="text">
      <style:text-properties officeooo:rsid="0084a2fa"/>
    </style:style>
    <style:style style:name="T36" style:family="text">
      <style:text-properties officeooo:rsid="00867453"/>
    </style:style>
    <style:style style:name="T37" style:family="text">
      <style:text-properties officeooo:rsid="008d39b9"/>
    </style:style>
    <style:style style:name="T38" style:family="text">
      <style:text-properties officeooo:rsid="008f12c8"/>
    </style:style>
    <style:style style:name="T39" style:family="text">
      <style:text-properties officeooo:rsid="0091abc9"/>
    </style:style>
    <style:style style:name="T40" style:family="text">
      <style:text-properties officeooo:rsid="0094a21a"/>
    </style:style>
    <style:style style:name="T41" style:family="text">
      <style:text-properties officeooo:rsid="0097bfbb"/>
    </style:style>
    <style:style style:name="T42" style:family="text">
      <style:text-properties officeooo:rsid="0099f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avid</text:p>
      <text:p text:style-name="P1">Po<text:span text:style-name="T1">zdravljeni, moje ime je David, z menoj sta Marcel in Mateja. </text:span><text:span text:style-name="T2">Danes vam bomo predstavili hibridni algoritem d22 z uporabo požrešne metode in vračanjem kot rešitev logističnega problema skupnega potovanja.</text:span></text:p>
      <text:p text:style-name="P1"/>
      <text:p text:style-name="P1"/>
      <text:p text:style-name="P35">Marcel</text:p>
      <text:p text:style-name="P2"><text:span text:style-name="T3">Imamo naslednji problem: </text:span><text:span text:style-name="T4">z</text:span><text:span text:style-name="T3">a delo v skladišču smo kupili nove drone. Zamislili smo si naslednji test letenja: dva drona bomo postavili nekam v skladišče in jima določili končne koordinate. Nato bomo opazovali njun let do teh koordinat. Program mora izpisati pot dronov, preprečiti moramo trk (drona nikoli ne smeta biti na istih koordinatah).</text:span></text:p>
      <text:p text:style-name="P2"/>
      <text:p text:style-name="P2"><text:span text:style-name="T5">Pri tem pa imamo </text:span><text:span text:style-name="T6">dve</text:span><text:span text:style-name="T5"> omejitv</text:span><text:span text:style-name="T7">i</text:span><text:span text:style-name="T5">: zaporedni poziciji drona </text:span><text:span text:style-name="T28">se </text:span><text:span text:style-name="T5">lahko razlikujeta v največ eni koordinati in to za največ 1 (dron se torej lahko premakne za največ 1 v smeri x, y ali z; diagonalni premiki niso mogoči). Dron lahko vedno stoji na mestu. </text:span><text:span text:style-name="T8">Druga </text:span><text:span text:style-name="T17">omejitev </text:span><text:span text:style-name="T8">nam določa, da se d</text:span><text:span text:style-name="T5">rona ob istem času nikoli ne smeta nahajati na isti poziciji.</text:span></text:p>
      <text:p text:style-name="P3"/>
      <text:p text:style-name="P3"/>
      <text:p text:style-name="P26">Mateja</text:p>
      <text:p text:style-name="P5">Obravnavani problem je eden večjih problemov logistike, na primer v avtomatiziranih sistemih za shranjevanje in iskanje z uporabo robotov ali dronov, kot na primer skladišče trgovca Amazon.</text:p>
      <text:p text:style-name="P6"/>
      <text:p text:style-name="P5">Nalogo prav tako lahko prevedemo na problem iskanja poti, na primer platforma Google Maps. Vojska je naslednji uporabnik rešitve tega problema, <text:span text:style-name="T9">kjer je n</text:span>aloga veliko bolj podobna obravnavani tematiki - tudi tam se, na primer, v primeru obravnave leta letalov, želimo izogniti trčenju, pri čemer morata biti letali čim bližje zaradi varnosti in podpore v primeru težav.</text:p>
      <text:p text:style-name="P4"/>
      <text:p text:style-name="P4"/>
      <text:p text:style-name="P27">David</text:p>
      <text:p text:style-name="P8">Problem lahko matematično opišemo z uporabo teorije grafov in <text:span text:style-name="T10">vektorji. Definirajmo V kot končno neprazno množico in E kot družino dvoelementnih podmnožic množice V. Urejenemu paru G=(V,E) pravimo graf na množici vo</text:span><text:span text:style-name="T11">z</text:span><text:span text:style-name="T10">lišč <text:s/>V in z množico povezav E.</text:span></text:p>
      <text:p text:style-name="P8"/>
      <text:p text:style-name="P8"><text:span text:style-name="T12">Če vozlišči </text:span><text:span text:style-name="T13">uv</text:span> <text:span text:style-name="T12">tvorita povezavo, </text:span>potem rečemo, da sta <text:span text:style-name="T13">u</text:span> in <text:span text:style-name="T13">v</text:span> sosednji vozlišči oziroma sosedi.</text:p>
      <text:p text:style-name="P8"><text:span text:style-name="T14">Č</text:span>e povezava {u, v} določa smer, torej je {u, v} != {v, u} <text:span text:style-name="T14">imamo usmerjen graf</text:span>, v nasprotnem primeru je graf neusmerjen. <text:span text:style-name="T15">Č</text:span>e povezave vsebujejo uteži, ki predstavljajo razdaljo med vozliščema, <text:span text:style-name="T15">imamo utežen graf</text:span>. V nasprotnem primeru je graf neutežen. <text:span text:style-name="T16">Na sliki 1 lahko vidimo neutežen, neusmerjen graf </text:span><text:span text:style-name="T18">G</text:span><text:span text:style-name="T16">.</text:span></text:p>
      <text:p text:style-name="P7"/>
      <text:p text:style-name="P9">Vektor je urejen par točk v prostoru, ki je določen z velikostjo in smerjo. Nastopa lahk<text:span text:style-name="T19">o</text:span> v katerem koli koordinatnem sistemu, za <text:span text:style-name="T37">naš</text:span> problem bomo uporabili tridimenzionalni pravokotni kartezični sistem, ki je določen z tremi osmi – os x, y in z.</text:p>
      <text:p text:style-name="P9"/>
      <text:p text:style-name="P10">Na sliki 2 lahko vidimo vektor AB, na sliki 3 pa primer tridimenzionalnega prostora z dvema točkama: A(2,2,0) in B(2,0,1) in njuna pripadajoča krajevna vektorja – <text:span text:style-name="T29">krajevni vektor je daljica od koordinatnega izhodišča do točke T</text:span>.</text:p>
      <text:p text:style-name="P10"/>
      <text:p text:style-name="P11"><text:soft-page-break/><text:span text:style-name="T42">S</text:span> spodnjo formulo pa izračunamo razdaljo med točkama v 3d prostoru.</text:p>
      <text:p text:style-name="P11"/>
      <text:p text:style-name="P11"/>
      <text:p text:style-name="P28">Mateja</text:p>
      <text:p text:style-name="P12">Teorijo grafov in vektorje lahko uporabimo za sestavo rešitve podanega problema. Položaj drona v 3d prostoru lahko predstavimo kot vozlišča, povezave med vozlišči pa kot vektorje.</text:p>
      <text:p text:style-name="P13">Primer takšnega grafa je viden na sliki 4. Pričetek drona je v p0, <text:span text:style-name="T38">ki ima koordinate </text:span>(0,0,0), konec pa v p7, <text:span text:style-name="T38">ki ima koordinate </text:span>(1,1,1). Z rjavo barvo je označena ena od rešitev.</text:p>
      <text:p text:style-name="P40"/>
      <text:p text:style-name="P40"/>
      <text:p text:style-name="P29">Marcel</text:p>
      <text:p text:style-name="P14">Algoritem z grobim pristopom je sestavljen iz treh delov. Najprej generiramo vsa vozlišča, nato vse povezave, na koncu pa izvedemo grobi pristop. <text:span text:style-name="T20">Generiranje vrednosti za </text:span><text:span text:style-name="T30">koordinato </text:span><text:span text:style-name="T20">prikazuje algoritem 1, </text:span><text:span text:style-name="T21">generiranje vozlišč algoritem 2, </text:span><text:span text:style-name="T22">ustvarjanje povezav pa algoritem 3.</text:span></text:p>
      <text:p text:style-name="P44"/>
      <text:p text:style-name="P41">Na koncu izvedemo algoritem grobe sile – jemljemo vozlišča, dokler nismo na cilju. Če je vozlišče veljavno in ne pride do trka, sprejmemo vozlišče. V nasprotnem primeru izvedemo mirovanje ali se vrnemo nazaj.</text:p>
      <text:p text:style-name="P41"/>
      <text:p text:style-name="P41"/>
      <text:p text:style-name="P30">Mateja</text:p>
      <text:p text:style-name="P15">Pri algoritmu d22 namesto, da ustvarimo vsa vozlišča, jih sedaj ustvarjamo po potrebi - algoritma 5 in 6. <text:s/>Sam algoritem d22 je zelo podoben metodi grobega pristopa, <text:span text:style-name="T31">razlikuje se samo v dinamičnosti ustvarjanja vozlišč oziroma povezav</text:span>.</text:p>
      <text:p text:style-name="P13"/>
      <text:p text:style-name="P13"/>
      <text:p text:style-name="P31">David</text:p>
      <text:p text:style-name="P16">Če generiramo vse povezave <text:span text:style-name="T39">grafa</text:span>, dobimo n * (n + 1) / 2 povezav oziroma polni graf, kar predstavlja kvadratno časovno zahtevnost. Če povezave ustvarjamo dinamično, dobimo 3*n / 2 povezav, kar predstavlja linearno časovno zahtevnost.</text:p>
      <text:p text:style-name="P17">Slika <text:span text:style-name="T23">5</text:span> prikazuje polni graf, pri č<text:span text:style-name="T40">e</text:span>mer je začetna točka v (0,0,0), končna točka pa v (2,4,4,). Kako hitro narašča število povezav pri <text:span text:style-name="T32">polnem grafu</text:span> v primerjavi z <text:span text:style-name="T33">upoštevanjem omejitve problema</text:span>, prikazuje slika 6.</text:p>
      <text:p text:style-name="P18">Definirajmo začetne koordinate drona A kot prvo vrstico matrike A, njegove končne koordinate pa kot drugo vrstico matrike <text:span text:style-name="T34">A</text:span>. Enako storimo za dron B. <text:span text:style-name="T24">Za dron A bomo z metodo grobe sile ustvarili 45.756 vozlišč in kar 1 miljardo povezav. Za dron B bomo ustvarili 6.624 vozlišč in 22 miljonov povezav.</text:span></text:p>
      <text:p text:style-name="P19">Če uporabimo formulo za izračun razdalje med točkam<text:span text:style-name="T35">a</text:span>, ugotovimo, da bomo potrebovali 62 oziroma 32 vozlišč. Primer polnega grafa z petdesetimi vozlišči je viden na sliki 7, <text:span text:style-name="T36">v našem primeru pa imamo</text:span> 45k oziroma 6k vozlišč.</text:p>
      <text:p text:style-name="P37">Z algoritmom d22 bomo ustvarili 108 in 57 vozlišč in 162 in 85 povezav, kar je veliko manj kot prej.</text:p>
      <text:p text:style-name="P45"/>
      <text:p text:style-name="P34">Sedaj pa bomo prikazali delovanje programa.</text:p>
      <text:p text:style-name="P37">(zagon programa)</text:p>
      <text:p text:style-name="P37"/>
      <text:p text:style-name="P19"/>
      <text:p text:style-name="P32"><text:soft-page-break/>Marcel</text:p>
      <text:p text:style-name="P20">Pri prejšnjem primeru se je algoritem grobe sile izvajal 1.3 sekunde, porabil pa 522 MB pomnilnika. Algoritem d22 se je izvedel v 0.009 sekunde, porabil pa 5.6 MB pomnilnika.</text:p>
      <text:p text:style-name="P38"/>
      <text:p text:style-name="P38"/>
      <text:p text:style-name="P32">Mateja</text:p>
      <text:p text:style-name="P21">Pri tem grafu je opazna razlika v času izvajanja. Pri enostavnih primerih sta algoritma skoraj izenačena, pri težjih primerih pa pride do očitne razlike.</text:p>
      <text:p text:style-name="P43">Zgodba je podobna pri porabi pomnilnika. Pri enostavnih primerih je poraba podobna, pri težjih primerih pa algoritem d22 porabi veliko manj pomnilnika – pri zadnjem primeru iz 522 MB <text:span text:style-name="T41">pri grobem pristopu</text:span> na <text:span text:style-name="T25">6</text:span> MB <text:span text:style-name="T41">pri algoritmu d22</text:span>.</text:p>
      <text:p text:style-name="P38"/>
      <text:p text:style-name="P38"/>
      <text:p text:style-name="P33">David</text:p>
      <text:p text:style-name="P22">Metoda grobe sile ima časovno zahtevnost O(n^2) (kvadratna zahtevnost), medtem ko ima d22 časovno zahtevnost O(n) (linearna zahtevnost).</text:p>
      <text:p text:style-name="P23">Metoda grobe sile ima <text:span text:style-name="T26">prostorsko</text:span> zahtevnost <text:span text:style-name="T26">S</text:span>(n^2) (kvadratna zahtevnost), medtem ko ima d22 <text:span text:style-name="T26">prostorsko</text:span> zahtevnost <text:span text:style-name="T26">S</text:span>(<text:span text:style-name="T26">1</text:span>) (<text:span text:style-name="T26">konstantna </text:span>zahtevnost).</text:p>
      <text:p text:style-name="P24">Razliko <text:span text:style-name="T27">v časovni zahtevnosti prikazuje slika 10, medtem ko razliko v prostorski zahtevnosti prikazuje slika 11.</text:span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2:03:21.500122316</meta:creation-date>
    <dc:date>2022-01-08T15:51:09.469381575</dc:date>
    <meta:editing-duration>PT3H44M39S</meta:editing-duration>
    <meta:editing-cycles>115</meta:editing-cycles>
    <meta:generator>LibreOffice/7.2.4.1$Linux_X86_64 LibreOffice_project/20$Build-1</meta:generator>
    <meta:document-statistic meta:table-count="0" meta:image-count="0" meta:object-count="0" meta:page-count="3" meta:paragraph-count="40" meta:word-count="922" meta:character-count="5835" meta:non-whitespace-character-count="4947"/>
  </office:meta>
</office:document-meta>
</file>